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Kontinent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<text:a xlink:href="mailto:max@muster.com" xlink:type="simple">max@muster.com</text:a>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a xlink:href="mailto:happy@land.com" xlink:type="simple">happy@land.com</text:a>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en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<text:a xlink:href="mailto:banana@fine.com" xlink:type="simple">banana@fine.com</text:a>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en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a xlink:href="mailto:Pencil@blue.com" xlink:type="simple">Pencil@blue.com</text:a>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d America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<text:a xlink:href="mailto:pencil@black.com" xlink:type="simple">pencil@black.com</text:a>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d America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<text:a xlink:href="mailto:good@weather.com" xlink:type="simple">good@weather.com</text:a></text:p>
          </table:table-cell>
          <table:table-cell office:value-type="string" calcext:value-type="string">
            <text:p>Tunisien</text:p>
          </table:table-cell>
          <table:table-cell office:value-type="string" calcext:value-type="string">
            <text:p>Afrika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<text:a xlink:href="mailto:nice@beach.com" xlink:type="simple">nice@beach.com</text:a></text:p>
          </table:table-cell>
          <table:table-cell table:number-columns-repeated="2" office:value-type="string" calcext:value-type="string">
            <text:p>Australi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43:34.507112388</meta:creation-date>
    <dc:date>2024-03-25T17:20:56.490990060</dc:date>
    <meta:editing-duration>PT6M55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